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662da" officeooo:paragraph-rsid="003662da" style:font-size-asian="10.5pt"/>
    </style:style>
    <style:style style:name="P2" style:family="paragraph" style:parent-style-name="Standard">
      <style:text-properties officeooo:rsid="00390439" officeooo:paragraph-rsid="00390439" style:font-size-asian="10.5pt"/>
    </style:style>
    <style:style style:name="P3" style:family="paragraph" style:parent-style-name="Standard">
      <style:text-properties officeooo:rsid="000ad585" officeooo:paragraph-rsid="000ad585" style:font-size-asian="10.5pt"/>
    </style:style>
    <style:style style:name="P4" style:family="paragraph" style:parent-style-name="Standard">
      <style:text-properties officeooo:rsid="000b8029" officeooo:paragraph-rsid="000b8029" style:font-size-asian="10.5pt"/>
    </style:style>
    <style:style style:name="P5" style:family="paragraph" style:parent-style-name="Standard">
      <style:text-properties officeooo:rsid="000d73c2" officeooo:paragraph-rsid="000d73c2" style:font-size-asian="10.5pt"/>
    </style:style>
    <style:style style:name="P6" style:family="paragraph" style:parent-style-name="Standard">
      <style:text-properties officeooo:rsid="000eb505" officeooo:paragraph-rsid="000eb505" style:font-size-asian="10.5pt"/>
    </style:style>
    <style:style style:name="P7" style:family="paragraph" style:parent-style-name="Standard">
      <style:text-properties officeooo:rsid="000eb505" officeooo:paragraph-rsid="001291a3" style:font-size-asian="10.5pt"/>
    </style:style>
    <style:style style:name="P8" style:family="paragraph" style:parent-style-name="Standard">
      <style:text-properties officeooo:rsid="0011677b" officeooo:paragraph-rsid="0011677b" style:font-size-asian="10.5pt"/>
    </style:style>
    <style:style style:name="P9" style:family="paragraph" style:parent-style-name="Standard">
      <style:text-properties officeooo:rsid="00123b68" officeooo:paragraph-rsid="00123b68" style:font-size-asian="10.5pt"/>
    </style:style>
    <style:style style:name="P10" style:family="paragraph" style:parent-style-name="Standard">
      <style:text-properties officeooo:rsid="001291a3" officeooo:paragraph-rsid="001291a3" style:font-size-asian="10.5pt"/>
    </style:style>
    <style:style style:name="P11" style:family="paragraph" style:parent-style-name="Standard">
      <style:text-properties officeooo:rsid="001714a0" officeooo:paragraph-rsid="001714a0" style:font-size-asian="10.5pt"/>
    </style:style>
    <style:style style:name="P12" style:family="paragraph" style:parent-style-name="Standard">
      <style:text-properties officeooo:rsid="0017d11c" officeooo:paragraph-rsid="0017d11c" style:font-size-asian="10.5pt"/>
    </style:style>
    <style:style style:name="P13" style:family="paragraph" style:parent-style-name="Standard">
      <style:text-properties officeooo:rsid="00183e1d" officeooo:paragraph-rsid="00183e1d" style:font-size-asian="10.5pt"/>
    </style:style>
    <style:style style:name="P14" style:family="paragraph" style:parent-style-name="Standard">
      <style:text-properties officeooo:rsid="00196c6f" officeooo:paragraph-rsid="00196c6f" style:font-size-asian="10.5pt"/>
    </style:style>
    <style:style style:name="P15" style:family="paragraph" style:parent-style-name="Standard">
      <style:text-properties officeooo:rsid="001aef54" officeooo:paragraph-rsid="001aef54" style:font-size-asian="10.5pt"/>
    </style:style>
    <style:style style:name="P16" style:family="paragraph" style:parent-style-name="Standard">
      <style:text-properties officeooo:rsid="001cb8f0" officeooo:paragraph-rsid="001cb8f0" style:font-size-asian="10.5pt"/>
    </style:style>
    <style:style style:name="P17" style:family="paragraph" style:parent-style-name="Standard">
      <style:text-properties officeooo:rsid="00223922" officeooo:paragraph-rsid="00223922" style:font-size-asian="10.5pt"/>
    </style:style>
    <style:style style:name="P18" style:family="paragraph" style:parent-style-name="Standard">
      <style:text-properties officeooo:rsid="002421e9" officeooo:paragraph-rsid="002421e9" style:font-size-asian="10.5pt"/>
    </style:style>
    <style:style style:name="P19" style:family="paragraph" style:parent-style-name="Standard">
      <style:text-properties officeooo:rsid="00242ab3" officeooo:paragraph-rsid="00242ab3" style:font-size-asian="10.5pt"/>
    </style:style>
    <style:style style:name="P20" style:family="paragraph" style:parent-style-name="Standard">
      <style:text-properties officeooo:rsid="00245070" officeooo:paragraph-rsid="00245070" style:font-size-asian="10.5pt"/>
    </style:style>
    <style:style style:name="P21" style:family="paragraph" style:parent-style-name="Standard">
      <style:text-properties officeooo:rsid="0025daf2" officeooo:paragraph-rsid="0025daf2" style:font-size-asian="10.5pt"/>
    </style:style>
    <style:style style:name="P22" style:family="paragraph" style:parent-style-name="Standard">
      <style:text-properties officeooo:rsid="0026c8d3" officeooo:paragraph-rsid="0026c8d3" style:font-size-asian="10.5pt"/>
    </style:style>
    <style:style style:name="P23" style:family="paragraph" style:parent-style-name="Standard">
      <style:text-properties officeooo:rsid="00287696" officeooo:paragraph-rsid="00287696" style:font-size-asian="10.5pt"/>
    </style:style>
    <style:style style:name="P24" style:family="paragraph" style:parent-style-name="Standard">
      <style:text-properties officeooo:rsid="0029d38f" officeooo:paragraph-rsid="0029d38f" style:font-size-asian="10.5pt"/>
    </style:style>
    <style:style style:name="P25" style:family="paragraph" style:parent-style-name="Standard">
      <style:text-properties officeooo:rsid="002a33dc" officeooo:paragraph-rsid="002a33dc" style:font-size-asian="10.5pt"/>
    </style:style>
    <style:style style:name="P26" style:family="paragraph" style:parent-style-name="Standard">
      <style:text-properties officeooo:rsid="00303323" officeooo:paragraph-rsid="00303323" style:font-size-asian="10.5pt"/>
    </style:style>
    <style:style style:name="P27" style:family="paragraph" style:parent-style-name="Standard">
      <style:text-properties officeooo:rsid="003153a1" officeooo:paragraph-rsid="003153a1" style:font-size-asian="10.5pt"/>
    </style:style>
    <style:style style:name="P28" style:family="paragraph" style:parent-style-name="Standard">
      <style:text-properties officeooo:rsid="0031eede" officeooo:paragraph-rsid="0031eede" style:font-size-asian="10.5pt"/>
    </style:style>
    <style:style style:name="P29" style:family="paragraph" style:parent-style-name="Standard">
      <style:text-properties officeooo:rsid="0033cb03" officeooo:paragraph-rsid="0033cb03" style:font-size-asian="10.5pt"/>
    </style:style>
    <style:style style:name="P30" style:family="paragraph" style:parent-style-name="Standard">
      <style:text-properties officeooo:rsid="0038123c" officeooo:paragraph-rsid="003662da" style:font-size-asian="10.5pt"/>
    </style:style>
    <style:style style:name="P31" style:family="paragraph" style:parent-style-name="Standard">
      <style:text-properties officeooo:rsid="003afbcf" officeooo:paragraph-rsid="003afbcf" style:font-size-asian="10.5pt"/>
    </style:style>
    <style:style style:name="P32" style:family="paragraph" style:parent-style-name="Standard">
      <style:text-properties officeooo:rsid="003c7d33" officeooo:paragraph-rsid="003c7d33" style:font-size-asian="10.5pt"/>
    </style:style>
    <style:style style:name="P33" style:family="paragraph" style:parent-style-name="Standard">
      <style:text-properties officeooo:rsid="003d8e86" officeooo:paragraph-rsid="003d8e86" style:font-size-asian="10.5pt"/>
    </style:style>
    <style:style style:name="P34" style:family="paragraph" style:parent-style-name="Standard">
      <style:text-properties officeooo:rsid="003db26d" officeooo:paragraph-rsid="003db26d" style:font-size-asian="10.5pt"/>
    </style:style>
    <style:style style:name="P35" style:family="paragraph" style:parent-style-name="Standard">
      <style:text-properties officeooo:rsid="003f2cd4" officeooo:paragraph-rsid="003f2cd4" style:font-size-asian="10.5pt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b505" officeooo:paragraph-rsid="000eb505" style:font-size-asian="10.5pt"/>
    </style:style>
    <style:style style:name="P3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b8f0" officeooo:paragraph-rsid="001cb8f0" style:font-size-asian="10.5pt"/>
    </style:style>
    <style:style style:name="P3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45070" officeooo:paragraph-rsid="00242ab3" style:font-size-asian="10.5pt"/>
    </style:style>
    <style:style style:name="T1" style:family="text">
      <style:text-properties officeooo:rsid="000c1894"/>
    </style:style>
    <style:style style:name="T2" style:family="text">
      <style:text-properties officeooo:rsid="000f982c"/>
    </style:style>
    <style:style style:name="T3" style:family="text">
      <style:text-properties officeooo:rsid="0013b4a9"/>
    </style:style>
    <style:style style:name="T4" style:family="text">
      <style:text-properties officeooo:rsid="00164728"/>
    </style:style>
    <style:style style:name="T5" style:family="text">
      <style:text-properties officeooo:rsid="0017d11c"/>
    </style:style>
    <style:style style:name="T6" style:family="text">
      <style:text-properties officeooo:rsid="001d8f65"/>
    </style:style>
    <style:style style:name="T7" style:family="text">
      <style:text-properties officeooo:rsid="001efbd3"/>
    </style:style>
    <style:style style:name="T8" style:family="text">
      <style:text-properties officeooo:rsid="002b6bc3"/>
    </style:style>
    <style:style style:name="T9" style:family="text">
      <style:text-properties officeooo:rsid="002d225e"/>
    </style:style>
    <style:style style:name="T10" style:family="text">
      <style:text-properties officeooo:rsid="00356aa4"/>
    </style:style>
    <style:style style:name="T11" style:family="text">
      <style:text-properties officeooo:rsid="003c7d33"/>
    </style:style>
    <style:style style:name="T12" style:family="text">
      <style:text-properties officeooo:rsid="003e753f"/>
    </style:style>
    <style:style style:name="T13" style:family="text">
      <style:text-properties officeooo:rsid="003f2c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opout implementation – ako to vyzerá vnútri</text:p>
      <text:p text:style-name="P3">(1 – rate) – čím sa prenásobí to, čo zostane, aby to dávalo konzistentné výsleky naprieč dropoutmi</text:p>
      <text:p text:style-name="P3">mask – dáva 0 tam, kde je random_noise malý, inak 1</text:p>
      <text:p text:style-name="P4">cond – vytvorenie ničoho dynamického, čo sa až potom rozhodne, čo vygeneruje (podľa dát); “<text:span text:style-name="T1">dynamický while</text:span>”</text:p>
      <text:p text:style-name="P5">identity – kopírovací node, možno by to fungovalo aj bez toho (??)</text:p>
      <text:p text:style-name="P5"/>
      <text:p text:style-name="P6">dropout effect</text:p>
      <text:p text:style-name="P6">predstava = zakódovanie vstupu do niečoho menšieho tak, aby šlo stále vygenerovať pôvodnú vstup</text:p>
      <text:p text:style-name="P6">pri použití dropoutu – každý jeden node funguje dobre nezáv<text:span text:style-name="T2">i</text:span>sle na prítomnosti ostatných</text:p>
      <text:p text:style-name="P36"/>
      <text:p text:style-name="P6"/>
      <text:p text:style-name="P8">konvergencia</text:p>
      <text:p text:style-name="P8"/>
      <text:p text:style-name="P9">SNL (= nelineárna aktivačná funkcia – <text:span text:style-name="T4">sigmoid, tanh</text:span>)</text:p>
      <text:p text:style-name="P9">násobenie deriváciou = gradient v danom smere prakticky vynulujeme =&gt; strácame strašne veľa informácie (hlavne na hlbokých sieťach)</text:p>
      <text:p text:style-name="P10">+ zaokrúhľovacie chyby</text:p>
      <text:p text:style-name="P10">viď mnist_activation_layers – sigmoid, 5 layers <text:span text:style-name="T3">(čím viac vrstiev, tým je to horšie)</text:span></text:p>
      <text:p text:style-name="P7"/>
      <text:p text:style-name="P11">GC = veľký skok</text:p>
      <text:p text:style-name="P11">jedna derivácia vyzzerá fakt zle, tam ísť necheme, ale vrátime sa ďalej, ako sme pôvodne boli</text:p>
      <text:p text:style-name="P11">exploiding gradient</text:p>
      <text:p text:style-name="P11">riešenie = maximálny krok (v praxi napr 2 alebo 5); <text:span text:style-name="T5">úprava learning rate pre daný krok (zníženie)</text:span></text:p>
      <text:p text:style-name="P11"/>
      <text:p text:style-name="P12">PI</text:p>
      <text:p text:style-name="P12">pokiaľ by boli všetky váhy (W) rovnaké, bude prebiehať aj rovnaké učenie (vysoko pravdepodobne) =&gt; chceme inicializovať na rôzne hodnoty (čoste znižujeme pravd)</text:p>
      <text:p text:style-name="P13">0 = pevný bod väčšiny aktivačných fukncií</text:p>
      <text:p text:style-name="P13">nie len talčenie gradientu (späť) zmenšuje hodnoty, ale aj tlačenie cez nízke váhy (aj vysoké váhy sú problém); čím hlbšia sieť tým viac sa efekt kumuluje</text:p>
      <text:p text:style-name="P14">vzoreček dole – matica sú všetky váhy → ide o váhy z n do m neurónov</text:p>
      <text:p text:style-name="P15">graf → pôdobný vs nový prístup <text:span text:style-name="T6">(Xavier / Glorotova inicializácia)</text:span></text:p>
      <text:p text:style-name="P16">vždy treba brať do úvahy aktivačnú funkciu; obecne keď hodnty moc lietajú, je to zle <text:span text:style-name="T7">(tf to implicitne nerobí)</text:span></text:p>
      <text:p text:style-name="P37"/>
      <text:p text:style-name="P16"/>
      <text:p text:style-name="P17">využitie hĺbky ni je triviálne, je dobré zmeniť argitektúru</text:p>
      <text:p text:style-name="P17"/>
      <text:p text:style-name="P18">local interaction = v prvom rade závisí na malom okolí (typicky obrázková štruktúra)</text:p>
      <text:p text:style-name="P19">prepojenie len s tými pixelami, ktoré sú blízko</text:p>
      <text:p text:style-name="P19"/>
      <text:p text:style-name="P19">parameter sharing ~ invariancia voči posunu</text:p>
      <text:p text:style-name="P19">keď to posunieme, tak budeme mať tie isté váhy (viď obrázok, slide 14)</text:p>
      <text:p text:style-name="P19">počítam len váhy pre okolie bodu (pre každý bod rovnaké), a počítam vždy pte každý bod (a jeho okolie)</text:p>
      <text:p text:style-name="P19">na začiatku riešime malé objekty, ako to spolu súvisí nechávame na neskôr (ďalšie vrstvy)</text:p>
      <text:p text:style-name="P38"/>
      <text:p text:style-name="P20"/>
      <text:p text:style-name="P20"/>
      <text:p text:style-name="P20"/>
      <text:p text:style-name="P20"/>
      <text:p text:style-name="P20"><text:soft-page-break/>konvolúcia – počítame súčty cez súčiny, kde indexy idú proti sebe</text:p>
      <text:p text:style-name="P21">S – s<text:span text:style-name="T12">l</text:span>ide = nie vždy chceme položiť K na všetky bunky, nejaké môžme vynechať (pokiaľ je kernel príliš veľký) →<text:span text:style-name="T12"> o koľko sa posunieme doprava / dole na ďalší skúmaný pixel</text:span></text:p>
      <text:p text:style-name="P22">valid, same ~ občas vyjdeme z obrázku cez okraj</text:p>
      <text:p text:style-name="P23"/>
      <text:p text:style-name="P23">pooling = zlepovanie nejakých pár pixelov (2x2) dohromady</text:p>
      <text:p text:style-name="P23">je pevne definované, ako convolučná operácia vyzerá</text:p>
      <text:p text:style-name="P23"/>
      <text:p text:style-name="P24">vrstvenie</text:p>
      <text:p text:style-name="P24">konovlúcia = rozpoznanie fíčur vrámci každého okolia (veľkosť záujmu)</text:p>
      <text:p text:style-name="P24">pooling = zväčšenie štvorčekov, ktoré riešim (oblasti záujmu)</text:p>
      <text:p text:style-name="P25">=&gt; postupne sa zväčšujú oblasti, ktoré riešim, obrázky sú stále väčšie, komplikovanejšie (abstraktnejšie), až pokým nespracujem celý obrázok <text:span text:style-name="T9">(ee, typicky sa zastvaí vtedy, keď má dostatok rozumných kusov tak, aby dala dohromady, čo tam je, ale zároveň zachovala informáciu o polohe objektu na obrázku)</text:span></text:p>
      <text:p text:style-name="P25">→<text:span text:style-name="T8"> nakoniec spracujem vštky informácie dohromady</text:span></text:p>
      <text:p text:style-name="P25"/>
      <text:p text:style-name="P26">// prejdi si slide 21 – AlexNet, či to stále chápeš správne ;)</text:p>
      <text:p text:style-name="P27">v ďalších vrstvách počet kanálov stúpa, preože si vieme vymyslietˇviac infomrácie o tom, čo tam je</text:p>
      <text:p text:style-name="P28">od istého momnetu začína závisieť na tom, v ktorej oblasti obrázky sa daný útvar nachádza (slniečko vs kolo od auta)</text:p>
      <text:p text:style-name="P29">relu vs tanh <text:s/><text:span text:style-name="T10">(slide 23) </text:span>– relu je to rýchlejšie</text:p>
      <text:p text:style-name="P29"/>
      <text:p text:style-name="P1">LeNet – automatické spracovávanie šekov, USA</text:p>
      <text:p text:style-name="P30"/>
      <text:p text:style-name="P2">konvolúcia ako forma regularizácie (viď predošlá prednáška)</text:p>
      <text:p text:style-name="P2">zväčšovanie → vstup aj výstup je ten istý obrázok</text:p>
      <text:p text:style-name="P31">tiež doplňovanie prázdnych miest, zlepšovanie šumu; všetko bez tréningu</text:p>
      <text:p text:style-name="P31"><text:span text:style-name="T11">j</text:span>ediná informácia → každý poxel závisí len na svojom bezprostrednom okolí</text:p>
      <text:p text:style-name="P32">typicky – fotky z reálneho sveta sa konvolujú fakt dobre, text je naopak strašne neprirodzený</text:p>
      <text:p text:style-name="P33">(slide 30 a pred)</text:p>
      <text:p text:style-name="P33"/>
      <text:p text:style-name="P34">slide 39 → urobiť 3x3 dvakrát za sebou je to isté ako 5x5 raz, a je to d<text:span text:style-name="T13">o</text:span>konca lacnejšie</text:p>
      <text:p text:style-name="P34"/>
      <text:p text:style-name="P35">konvolúcia 1x1 → výbez ce kanály → vutvorenie nejakých zujímavých podmnožín kanálov → naučí sa, ako kombinovať kanály, ktoré spolu súvisia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39:46.603953972</meta:creation-date>
    <meta:generator>LibreOffice/6.0.2.1.0$Linux_X86_64 LibreOffice_project/aa8fa77450c1f9342298afd8322f5d2c87e925ea</meta:generator>
    <dc:date>2018-03-19T12:59:02.744202136</dc:date>
    <meta:editing-duration>PT1H58M35S</meta:editing-duration>
    <meta:editing-cycles>48</meta:editing-cycles>
    <meta:document-statistic meta:table-count="0" meta:image-count="0" meta:object-count="0" meta:page-count="2" meta:paragraph-count="54" meta:word-count="637" meta:character-count="4015" meta:non-whitespace-character-count="3415"/>
  </office:meta>
</office:document-meta>
</file>